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ff6600"/>
      <style:text-properties fo:color="#ffcc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5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5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table:style-name="Default"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table:style-name="Default" office:value-type="string" calcext:value-type="string">
            <text:p>Dow_110916_150929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7" office:value-type="string" calcext:value-type="string">
            <text:p>Dow_990930_160824</text:p>
          </table:table-cell>
          <table:table-cell table:style-name="ce1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8" office:value-type="string" calcext:value-type="string">
            <text:p>randomly_Dow_130508_160824</text:p>
          </table:table-cell>
          <table:table-cell table:style-name="ce12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Dow_990930_080829</text:p>
          </table:table-cell>
          <table:table-cell table:style-name="ce1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Dow_990930_080829</text:p>
          </table:table-cell>
          <table:table-cell table:style-name="ce1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Dow_990930_080829</text:p>
          </table:table-cell>
          <table:table-cell table:style-name="ce1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Dow_990930_080829</text:p>
          </table:table-cell>
          <table:table-cell table:style-name="ce13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Dow_990930_080829</text:p>
          </table:table-cell>
          <table:table-cell table:style-name="ce7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00/00/00</text:date>, <text:time style:data-style-name="N2" text:time-value="07:54:03.47881225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05T08:46:01.810785690</dc:date>
    <meta:editing-duration>P1DT1H59M38S</meta:editing-duration>
    <meta:editing-cycles>19</meta:editing-cycles>
    <meta:generator>LibreOffice/5.1.6.2$Linux_X86_64 LibreOffice_project/10m0$Build-2</meta:generator>
    <meta:document-statistic meta:table-count="1" meta:cell-count="148" meta:object-count="0"/>
  </office:meta>
</office:document-meta>
</file>